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be comprobarse las siguentes relaciones cuando se eliminan datos de la base de datos:</text:p>
      <text:p text:style-name="P1"/>
      <text:list xml:id="list1860753077" text:style-name="L1">
        <text:list-item>
          <text:p text:style-name="P2">No se pueden eliminar “tipos de datos” si existe algun atributo cargado que sea del tipo que se desea borrar.</text:p>
        </text:list-item>
        <text:list-item>
          <text:p text:style-name="P2">No se pueden eliminar “pestañas” (clases de atributos) si existe algun atributo cargado que pertenezca a dicha pestaña.</text:p>
        </text:list-item>
        <text:list-item>
          <text:p text:style-name="P2">Para el caso de los atributos, dos opciones:</text:p>
          <text:list>
            <text:list-item>
              <text:p text:style-name="P2">Cuando se elimina un atributo, debe eliminarse también todas las entradas en la tabla “attribute_entity” que lo vinculen los usuarios. Sería ideal que cuando aparece el alerta de eliminación, se informe que existen datos cargados por algunos usuarios para ese atributo.</text:p>
            </text:list-item>
            <text:list-item>
              <text:p text:style-name="P2">No se pueden eliminar atributos para los que algun usuario haya cargado información.</text:p>
            </text:list-item>
          </text:list>
        </text:list-item>
        <text:list-item>
          <text:p text:style-name="P2">Cuando se elimina algún usuario, deben eliminarse también todas las entradas en la tabla “attribute_entity” correspondientes a dicho usuario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Aita</meta:initial-creator>
    <meta:creation-date>2010-05-09T14:35:12</meta:creation-date>
    <dc:date>2010-05-09T14:52:51</dc:date>
    <dc:creator>Luis Aita</dc:creator>
    <meta:editing-duration>PT00H17M40S</meta:editing-duration>
    <meta:editing-cycles>3</meta:editing-cycles>
    <meta:generator>OpenOffice.org/3.2$Linux OpenOffice.org_project/320m12$Build-9483</meta:generator>
    <meta:document-statistic meta:table-count="0" meta:image-count="0" meta:object-count="0" meta:page-count="1" meta:paragraph-count="7" meta:word-count="143" meta:character-count="859"/>
  </office:meta>
</office:document-meta>
</file>